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column table:style-name="co1" table:number-columns-repeated="12" table:default-cell-style-name="Default"/>
        <table:table-row table:style-name="ro1">
          <table:table-cell table:style-name="ce1"/>
          <table:table-cell office:value-type="string" calcext:value-type="string">
            <text:p>NTSC</text:p>
          </table:table-cell>
          <table:table-cell office:value-type="string" calcext:value-type="string">
            <text:p>PAL</text:p>
          </table:table-cell>
          <table:table-cell table:style-name="ce2" office:value-type="string" calcext:value-type="string">
            <text:p>NTSC</text:p>
          </table:table-cell>
          <table:table-cell table:style-name="ce2" office:value-type="string" calcext:value-type="string">
            <text:p>P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n clock</text:p>
          </table:table-cell>
          <table:table-cell office:value-type="float" office:value="21.477" calcext:value-type="float">
            <text:p>21,477</text:p>
          </table:table-cell>
          <table:table-cell office:value-type="float" office:value="35.469" calcext:value-type="float">
            <text:p>35,469</text:p>
          </table:table-cell>
          <table:table-cell table:formula="of:=[.B2]/3" office:value-type="float" office:value="7.159" calcext:value-type="float">
            <text:p>7,159</text:p>
          </table:table-cell>
          <table:table-cell table:formula="of:=[.C2]/2" office:value-type="float" office:value="17.7345" calcext:value-type="float">
            <text:p>17,7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divid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C clock</text:p>
          </table:table-cell>
          <table:table-cell office:value-type="float" office:value="7.159" calcext:value-type="float">
            <text:p>7,159</text:p>
          </table:table-cell>
          <table:table-cell office:value-type="float" office:value="7.094" calcext:value-type="float">
            <text:p>7,094</text:p>
          </table:table-cell>
          <table:table-cell table:formula="of:=[.B4]/2" office:value-type="float" office:value="3.5795" calcext:value-type="float">
            <text:p>3,5795</text:p>
          </table:table-cell>
          <table:table-cell table:formula="of:=[.C4]/2" office:value-type="float" office:value="3.547" calcext:value-type="float">
            <text:p>3,5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divid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PU clock</text:p>
          </table:table-cell>
          <table:table-cell office:value-type="float" office:value="5.369" calcext:value-type="float">
            <text:p>5,369</text:p>
          </table:table-cell>
          <table:table-cell office:value-type="float" office:value="5.911" calcext:value-type="float">
            <text:p>5,911</text:p>
          </table:table-cell>
          <table:table-cell table:number-columns-repeated="3"/>
          <table:table-cell office:value-type="string" calcext:value-type="string">
            <text:p>BASE 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TEORICO</text:p>
          </table:table-cell>
          <table:table-cell table:number-columns-repeated="2" office:value-type="string" calcext:value-type="string">
            <text:p>REAL</text:p>
          </table:table-cell>
          <table:table-cell/>
          <table:table-cell office:value-type="string" calcext:value-type="string">
            <text:p>MULT</text:p>
          </table:table-cell>
          <table:table-cell office:value-type="float" office:value="17" calcext:value-type="float">
            <text:p>17</text:p>
          </table:table-cell>
          <table:table-cell table:formula="of:=[.H6]*[.H7]" office:value-type="float" office:value="850" calcext:value-type="float">
            <text:p>850</text:p>
          </table:table-cell>
          <table:table-cell office:value-type="float" office:value="6" calcext:value-type="float">
            <text:p>6</text:p>
          </table:table-cell>
          <table:table-cell table:formula="of:=[.J6]*[.J7]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formula="of:=[.L6]*[.L7]"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N6]*[.N7]" office:value-type="float" office:value="550" calcext:value-type="float">
            <text:p>550</text:p>
          </table:table-cell>
        </table:table-row>
        <table:table-row table:style-name="ro1">
          <table:table-cell table:style-name="Default" office:value-type="string" calcext:value-type="string">
            <text:p>clk ZXDOS</text:p>
          </table:table-cell>
          <table:table-cell table:style-name="Default" table:formula="of:=[.B2]*2" office:value-type="float" office:value="42.954" calcext:value-type="float">
            <text:p>42,954</text:p>
          </table:table-cell>
          <table:table-cell table:style-name="Default" table:formula="of:=[.C2]*2" office:value-type="float" office:value="70.938" calcext:value-type="float">
            <text:p>70,938</text:p>
          </table:table-cell>
          <table:table-cell table:formula="of:=[.I9]" office:value-type="float" office:value="42.5" calcext:value-type="float">
            <text:p>42,5</text:p>
          </table:table-cell>
          <table:table-cell table:formula="of:=[.I8]" office:value-type="float" office:value="70.8333333333333" calcext:value-type="float">
            <text:p>70,8333333333333</text:p>
          </table:table-cell>
          <table:table-cell/>
          <table:table-cell office:value-type="string" calcext:value-type="string">
            <text:p>DIV.PAL</text:p>
          </table:table-cell>
          <table:table-cell office:value-type="float" office:value="12" calcext:value-type="float">
            <text:p>12</text:p>
          </table:table-cell>
          <table:table-cell table:formula="of:=[.H$6]*[.H$7]/[.H8]" office:value-type="float" office:value="70.8333333333333" calcext:value-type="float">
            <text:p>70,8333333333333</text:p>
          </table:table-cell>
          <table:table-cell office:value-type="float" office:value="4" calcext:value-type="float">
            <text:p>4</text:p>
          </table:table-cell>
          <table:table-cell table:formula="of:=[.J$6]*[.J$7]/[.J8]"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L$6]*[.L$7]/[.L8]" office:value-type="float" office:value="71.4285714285714" calcext:value-type="float">
            <text:p>71,4285714285714</text:p>
          </table:table-cell>
          <table:table-cell office:value-type="float" office:value="8" calcext:value-type="float">
            <text:p>8</text:p>
          </table:table-cell>
          <table:table-cell table:formula="of:=[.N$6]*[.N$7]/[.N8]" office:value-type="float" office:value="68.75" calcext:value-type="float">
            <text:p>68,75</text:p>
          </table:table-cell>
        </table:table-row>
        <table:table-row table:style-name="ro1">
          <table:table-cell table:style-name="Default" office:value-type="string" calcext:value-type="string">
            <text:p>SCD div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V.NTSC</text:p>
          </table:table-cell>
          <table:table-cell office:value-type="float" office:value="20" calcext:value-type="float">
            <text:p>20</text:p>
          </table:table-cell>
          <table:table-cell table:formula="of:=[.H$6]*[.H$7]/[.H9]" office:value-type="float" office:value="42.5" calcext:value-type="float">
            <text:p>42,5</text:p>
          </table:table-cell>
          <table:table-cell office:value-type="float" office:value="7" calcext:value-type="float">
            <text:p>7</text:p>
          </table:table-cell>
          <table:table-cell table:formula="of:=[.J$6]*[.J$7]/[.J9]" office:value-type="float" office:value="42.8571428571429" calcext:value-type="float">
            <text:p>42,8571428571429</text:p>
          </table:table-cell>
          <table:table-cell office:value-type="float" office:value="12" calcext:value-type="float">
            <text:p>12</text:p>
          </table:table-cell>
          <table:table-cell table:formula="of:=[.L$6]*[.L$7]/[.L9]" office:value-type="float" office:value="41.6666666666667" calcext:value-type="float">
            <text:p>41,6666666666667</text:p>
          </table:table-cell>
          <table:table-cell office:value-type="float" office:value="13" calcext:value-type="float">
            <text:p>13</text:p>
          </table:table-cell>
          <table:table-cell table:formula="of:=[.N$6]*[.N$7]/[.N9]" office:value-type="float" office:value="42.3076923076923" calcext:value-type="float">
            <text:p>42,3076923076923</text:p>
          </table:table-cell>
        </table:table-row>
        <table:table-row table:style-name="ro1">
          <table:table-cell table:style-name="Default" office:value-type="string" calcext:value-type="string">
            <text:p>SCD clock</text:p>
          </table:table-cell>
          <table:table-cell table:style-name="Default" table:formula="of:=[.B$8]/[.B9]" office:value-type="float" office:value="14.318" calcext:value-type="float">
            <text:p>14,318</text:p>
          </table:table-cell>
          <table:table-cell table:style-name="Default" table:formula="of:=[.C$8]/[.C9]" office:value-type="float" office:value="14.1876" calcext:value-type="float">
            <text:p>14,1876</text:p>
          </table:table-cell>
          <table:table-cell table:formula="of:=[.D$8]/[.D9]" office:value-type="float" office:value="14.1666666666667" calcext:value-type="float">
            <text:p>14,1666666666667</text:p>
          </table:table-cell>
          <table:table-cell table:formula="of:=[.E$8]/[.E9]" office:value-type="float" office:value="14.1666666666667" calcext:value-type="float">
            <text:p>14,1666666666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divide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 clock</text:p>
          </table:table-cell>
          <table:table-cell table:style-name="Default" table:formula="of:=[.B$8]/[.B11]" office:value-type="float" office:value="7.159" calcext:value-type="float">
            <text:p>7,159</text:p>
          </table:table-cell>
          <table:table-cell table:style-name="Default" table:formula="of:=[.C$8]/[.C11]" office:value-type="float" office:value="7.0938" calcext:value-type="float">
            <text:p>7,0938</text:p>
          </table:table-cell>
          <table:table-cell table:formula="of:=[.D$8]/[.D11]" office:value-type="float" office:value="7.08333333333333" calcext:value-type="float">
            <text:p>7,08333333333333</text:p>
          </table:table-cell>
          <table:table-cell table:formula="of:=[.E$8]/[.E11]" office:value-type="float" office:value="7.08333333333333" calcext:value-type="float">
            <text:p>7,08333333333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divide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U clock</text:p>
          </table:table-cell>
          <table:table-cell table:style-name="Default" table:formula="of:=[.B$8]/[.B13]" office:value-type="float" office:value="5.36925" calcext:value-type="float">
            <text:p>5,36925</text:p>
          </table:table-cell>
          <table:table-cell table:style-name="Default" table:formula="of:=[.C$8]/[.C13]" office:value-type="float" office:value="5.9115" calcext:value-type="float">
            <text:p>5,9115</text:p>
          </table:table-cell>
          <table:table-cell table:formula="of:=[.D$8]/[.D13]" office:value-type="float" office:value="5.3125" calcext:value-type="float">
            <text:p>5,3125</text:p>
          </table:table-cell>
          <table:table-cell table:formula="of:=[.E$8]/[.E13]" office:value-type="float" office:value="5.90277777777778" calcext:value-type="float">
            <text:p>5,9027777777777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4:28:55.949614518</meta:creation-date>
    <dc:date>2020-11-28T20:43:52.897458821</dc:date>
    <meta:editing-duration>PT4H23M35S</meta:editing-duration>
    <meta:editing-cycles>3</meta:editing-cycles>
    <meta:generator>LibreOffice/6.4.6.2$Linux_X86_64 LibreOffice_project/40$Build-2</meta:generator>
    <meta:document-statistic meta:table-count="1" meta:cell-count="94" meta:object-count="0"/>
  </office:meta>
</office:document-meta>
</file>